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Droid Sans Mono" fo:font-size="10.5pt" fo:font-weight="normal" officeooo:rsid="001389c8" officeooo:paragraph-rsid="001389c8" fo:background-color="#ffffff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text-properties fo:color="#000000" loext:opacity="100%" fo:background-color="#ffffff"/>
    </style:style>
    <style:style style:name="P4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#ffffff"/>
    </style:style>
    <style:style style:name="P6" style:family="paragraph" style:parent-style-name="Standard">
      <style:text-properties fo:color="#000000" loext:opacity="100%" officeooo:rsid="001389c8" officeooo:paragraph-rsid="001389c8" fo:background-color="#fffff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6">Form Data :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import React, { useRef, useState } from 'react'</text:p>
      <text:p text:style-name="P4"/>
      <text:p text:style-name="P2">const employee = {</text:p>
      <text:p text:style-name="P2">name: '',</text:p>
      <text:p text:style-name="P2">email: '',</text:p>
      <text:p text:style-name="P2">phone: '',</text:p>
      <text:p text:style-name="P2">address: '',</text:p>
      <text:p text:style-name="P2">}</text:p>
      <text:p text:style-name="P4"/>
      <text:p text:style-name="P2">const FormData = () =&gt; {</text:p>
      <text:p text:style-name="P4"/>
      <text:p text:style-name="P2">const [data, setdata] = useState(employee)</text:p>
      <text:p text:style-name="P2">const [error, seterror] = useState(null);</text:p>
      <text:p text:style-name="P2">const [success, setsuccess] = useState(null);</text:p>
      <text:p text:style-name="P2">const [loading, setloading] = useState(false);</text:p>
      <text:p text:style-name="P5"/>
      <text:p text:style-name="P2">const name = useRef(null);</text:p>
      <text:p text:style-name="P2">const email = useRef(null);</text:p>
      <text:p text:style-name="P2">const phone = useRef(null);</text:p>
      <text:p text:style-name="P2">const address = useRef(null);</text:p>
      <text:p text:style-name="P5"/>
      <text:p text:style-name="P2">const validateForm = () =&gt; {</text:p>
      <text:p text:style-name="P2">if (!name.current.value || !email.current.value || !phone.current.value || !address.current.value) {</text:p>
      <text:p text:style-name="P2">seterror("All fields are required")</text:p>
      <text:p text:style-name="P2">return false</text:p>
      <text:p text:style-name="P2">}</text:p>
      <text:p text:style-name="P2">seterror(null)</text:p>
      <text:p text:style-name="P2">return true</text:p>
      <text:p text:style-name="P2">}</text:p>
      <text:p text:style-name="P4"/>
      <text:p text:style-name="P2">const myfunc = (e) =&gt; {</text:p>
      <text:p text:style-name="P2"><text:soft-page-break/>e.preventDefault()</text:p>
      <text:p text:style-name="P2">setsuccess(null)</text:p>
      <text:p text:style-name="P4"/>
      <text:p text:style-name="P2">if (!validateForm()) return;</text:p>
      <text:p text:style-name="P2">setloading(true);</text:p>
      <text:p text:style-name="P4"/>
      <text:p text:style-name="P2">const empData = {</text:p>
      <text:p text:style-name="P2">name: name.current.value,</text:p>
      <text:p text:style-name="P2">email: email.current.value,</text:p>
      <text:p text:style-name="P2">phone: phone.current.value,</text:p>
      <text:p text:style-name="P2">address: address.current.value</text:p>
      <text:p text:style-name="P2">}</text:p>
      <text:p text:style-name="P4"/>
      <text:p text:style-name="P2">setTimeout(() =&gt; {</text:p>
      <text:p text:style-name="P2">setdata(empData)</text:p>
      <text:p text:style-name="P2">setsuccess("Form Submitted Successfully")</text:p>
      <text:p text:style-name="P2">setloading(false)</text:p>
      <text:p text:style-name="P4"/>
      <text:p text:style-name="P2">name.current.value = ""</text:p>
      <text:p text:style-name="P2">email.current.value = ""</text:p>
      <text:p text:style-name="P2">phone.current.value = ""</text:p>
      <text:p text:style-name="P2">address.current.value = ""</text:p>
      <text:p text:style-name="P2">}, 2000)</text:p>
      <text:p text:style-name="P2">}</text:p>
      <text:p text:style-name="P5"/>
      <text:p text:style-name="P2">const resetForm = () =&gt; {</text:p>
      <text:p text:style-name="P2">name.current.value = ""</text:p>
      <text:p text:style-name="P2">email.current.value = ""</text:p>
      <text:p text:style-name="P2">phone.current.value = ""</text:p>
      <text:p text:style-name="P2">address.current.value = ""</text:p>
      <text:p text:style-name="P2">setdata(employee);</text:p>
      <text:p text:style-name="P2">seterror(null);</text:p>
      <text:p text:style-name="P2">setsuccess(null);</text:p>
      <text:p text:style-name="P2">}</text:p>
      <text:p text:style-name="P4"/>
      <text:p text:style-name="P2">console.log("DATA -------------------------------------------", data);</text:p>
      <text:p text:style-name="P4"/>
      <text:p text:style-name="P2">return (</text:p>
      <text:p text:style-name="P2">&lt;&gt;</text:p>
      <text:p text:style-name="P2">&lt;center&gt;</text:p>
      <text:p text:style-name="P2">&lt;form onSubmit={myfunc}&gt;</text:p>
      <text:p text:style-name="P2">&lt;input type='text' placeholder='Enter your name ' ref={name} /&gt;&lt;br /&gt;</text:p>
      <text:p text:style-name="P2">&lt;input type='email' placeholder='Enter your email' ref={email} /&gt;&lt;br /&gt;</text:p>
      <text:p text:style-name="P2">&lt;input type='text' placeholder='Enter your phone number' ref={phone} /&gt;&lt;br /&gt;</text:p>
      <text:p text:style-name="P2">&lt;textarea id='address' name='address' rows={10} cols={10} placeholder='Enter your address' ref={address}&gt;&lt;/textarea&gt;</text:p>
      <text:p text:style-name="P2"><text:soft-page-break/>&lt;button type='submit' disabled={loading}&gt;Submit&lt;/button&gt;</text:p>
      <text:p text:style-name="P2">&lt;button onClick={resetForm}&gt;RESET&lt;/button&gt;</text:p>
      <text:p text:style-name="P2">&lt;/form&gt;</text:p>
      <text:p text:style-name="P2">{</text:p>
      <text:p text:style-name="P2">loading &amp;&amp; &lt;p&gt;Submitting ...&lt;/p&gt;</text:p>
      <text:p text:style-name="P2">}</text:p>
      <text:p text:style-name="P2">{</text:p>
      <text:p text:style-name="P2">error &amp;&amp; &lt;p&gt;{error}&lt;/p&gt;</text:p>
      <text:p text:style-name="P2">}</text:p>
      <text:p text:style-name="P2">{</text:p>
      <text:p text:style-name="P2">success &amp;&amp; &lt;p&gt;{success}&lt;/p&gt;</text:p>
      <text:p text:style-name="P2">}</text:p>
      <text:p text:style-name="P2">&lt;/center&gt;</text:p>
      <text:p text:style-name="P4"/>
      <text:p text:style-name="P2">&lt;/&gt;</text:p>
      <text:p text:style-name="P2">)</text:p>
      <text:p text:style-name="P2">}</text:p>
      <text:p text:style-name="P4"/>
      <text:p text:style-name="P2">export default FormDat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2:15:43.854590131</meta:creation-date>
    <dc:date>2024-09-17T12:17:17.113312836</dc:date>
    <meta:editing-duration>PT1M33S</meta:editing-duration>
    <meta:editing-cycles>1</meta:editing-cycles>
    <meta:document-statistic meta:table-count="0" meta:image-count="0" meta:object-count="0" meta:page-count="4" meta:paragraph-count="81" meta:word-count="236" meta:character-count="1903" meta:non-whitespace-character-count="1749"/>
    <meta:generator>LibreOffice/7.3.7.2$Linux_X86_64 LibreOffice_project/30$Build-2</meta:generator>
  </office:meta>
</office:document-meta>
</file>